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377d" officeooo:paragraph-rsid="0017377d"/>
    </style:style>
    <style:style style:name="P2" style:family="paragraph" style:parent-style-name="Standard">
      <style:text-properties fo:font-size="15pt" officeooo:rsid="0017377d" officeooo:paragraph-rsid="0017377d" style:font-size-asian="15pt" style:font-size-complex="15pt"/>
    </style:style>
    <style:style style:name="P3" style:family="paragraph" style:parent-style-name="Standard">
      <style:text-properties officeooo:rsid="001a44e2" officeooo:paragraph-rsid="001a44e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: <text:span text:style-name="T2">main6_ssd_Wider6_simple</text:span></text:p>
      <text:p text:style-name="P1"/>
      <text:p text:style-name="P1"/>
      <text:p text:style-name="P1">input image size = [120*160]</text:p>
      <text:p text:style-name="P1"/>
      <text:p text:style-name="P3">normalize input image with (mean = 0, std = 256) <text:s/></text:p>
      <text:p text:style-name="P1"/>
      <text:p text:style-name="P1"># of prediction layers: 3</text:p>
      <text:p text:style-name="P1"/>
      <text:p text:style-name="P1">scales = [0.05, .15, 0.35, 0.7]</text:p>
      <text:p text:style-name="P1"/>
      <text:p text:style-name="P1">aspect rations per layer = [ 1./2., 1., 2.]</text:p>
      <text:p text:style-name="P1"/>
      <text:p text:style-name="P1">variances = [0.1, 0.1, 0.2, 0.2]</text:p>
      <text:p text:style-name="P1"/>
      <text:p text:style-name="P1">two_boxes_for_ar1 = True</text:p>
      <text:p text:style-name="P1"/>
      <text:p text:style-name="P1">steps = None </text:p>
      <text:p text:style-name="P1"/>
      <text:p text:style-name="P1">offsets = No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1:53:48.749255274</meta:creation-date>
    <dc:date>2020-01-06T12:01:15.902710176</dc:date>
    <meta:editing-duration>PT7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2" meta:character-count="291" meta:non-whitespace-character-count="245"/>
  </office:meta>
</office:document-meta>
</file>